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ndale Mono" svg:font-family="'Andale Mono', monospac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199cm" loext:contextual-spacing="false"/>
      <style:text-properties style:font-name="Liberation Sans"/>
    </style:style>
    <style:style style:name="P2" style:family="paragraph" style:parent-style-name="Text_20_body">
      <style:paragraph-properties fo:margin-top="0cm" fo:margin-bottom="0.199cm" loext:contextual-spacing="false"/>
      <style:text-properties style:font-name="Liberation Sans" fo:font-size="12pt" officeooo:rsid="00464a3c" officeooo:paragraph-rsid="00464a3c" style:font-size-asian="12pt" style:font-size-complex="12pt"/>
    </style:style>
    <style:style style:name="P3" style:family="paragraph" style:parent-style-name="Text_20_body">
      <style:paragraph-properties fo:margin-top="0cm" fo:margin-bottom="0.199cm" loext:contextual-spacing="false"/>
      <style:text-properties style:font-name="Liberation Sans" fo:font-size="12pt" officeooo:rsid="004dab1b" officeooo:paragraph-rsid="004dab1b" style:font-size-asian="12pt" style:font-size-complex="12pt"/>
    </style:style>
    <style:style style:name="P4" style:family="paragraph" style:parent-style-name="Text_20_body">
      <style:paragraph-properties fo:margin-left="1.251cm" fo:margin-right="0cm" fo:margin-top="0cm" fo:margin-bottom="0.199cm" loext:contextual-spacing="false" fo:text-indent="0cm" style:auto-text-indent="false"/>
    </style:style>
    <style:style style:name="P5" style:family="paragraph" style:parent-style-name="Text_20_body">
      <style:paragraph-properties fo:margin-left="1.251cm" fo:margin-right="0cm" fo:margin-top="0cm" fo:margin-bottom="0.199cm" loext:contextual-spacing="false" fo:text-indent="0cm" style:auto-text-indent="false"/>
      <style:text-properties officeooo:paragraph-rsid="00232298"/>
    </style:style>
    <style:style style:name="P6" style:family="paragraph" style:parent-style-name="Text_20_body">
      <style:paragraph-properties fo:margin-left="1.251cm" fo:margin-right="0cm" fo:margin-top="0cm" fo:margin-bottom="0.199cm" loext:contextual-spacing="false" fo:text-indent="0cm" style:auto-text-indent="false"/>
      <style:text-properties style:font-name="Liberation Sans" officeooo:paragraph-rsid="00232298"/>
    </style:style>
    <style:style style:name="P7" style:family="paragraph" style:parent-style-name="Text_20_body">
      <style:paragraph-properties fo:margin-left="1.251cm" fo:margin-right="0cm" fo:margin-top="0cm" fo:margin-bottom="0.199cm" loext:contextual-spacing="false" fo:text-indent="0cm" style:auto-text-indent="false"/>
      <style:text-properties officeooo:paragraph-rsid="0047f26f"/>
    </style:style>
    <style:style style:name="P8" style:family="paragraph" style:parent-style-name="Text_20_body">
      <style:paragraph-properties fo:margin-left="0cm" fo:margin-right="0cm" fo:margin-top="0cm" fo:margin-bottom="0.199cm" loext:contextual-spacing="false" fo:text-indent="0cm" style:auto-text-indent="false"/>
      <style:text-properties style:font-name="Liberation Sans"/>
    </style:style>
    <style:style style:name="P9" style:family="paragraph" style:parent-style-name="Text_20_body">
      <style:text-properties style:font-name="Liberation Sans"/>
    </style:style>
    <style:style style:name="P10" style:family="paragraph" style:parent-style-name="Heading_20_3">
      <style:text-properties officeooo:paragraph-rsid="004b33b0"/>
    </style:style>
    <style:style style:name="P11" style:family="paragraph" style:parent-style-name="Text_20_body" style:list-style-name="L1">
      <style:paragraph-properties fo:margin-top="0cm" fo:margin-bottom="0.199cm" loext:contextual-spacing="false"/>
      <style:text-properties style:font-name="Liberation Sans" officeooo:rsid="0044a99b" officeooo:paragraph-rsid="0044a99b"/>
    </style:style>
    <style:style style:name="P12" style:family="paragraph" style:parent-style-name="Text_20_body" style:list-style-name="L2">
      <style:paragraph-properties fo:margin-top="0cm" fo:margin-bottom="0.199cm" loext:contextual-spacing="false"/>
      <style:text-properties style:font-name="Liberation Sans" officeooo:paragraph-rsid="00232298"/>
    </style:style>
    <style:style style:name="P13" style:family="paragraph" style:parent-style-name="Text_20_body" style:list-style-name="L3">
      <style:paragraph-properties fo:margin-top="0cm" fo:margin-bottom="0.199cm" loext:contextual-spacing="false"/>
      <style:text-properties style:font-name="Liberation Sans" officeooo:paragraph-rsid="00232298"/>
    </style:style>
    <style:style style:name="P14" style:family="paragraph" style:parent-style-name="Text_20_body" style:list-style-name="L5">
      <style:paragraph-properties fo:margin-top="0cm" fo:margin-bottom="0.199cm" loext:contextual-spacing="false"/>
      <style:text-properties style:font-name="Liberation Sans"/>
    </style:style>
    <style:style style:name="P15" style:family="paragraph" style:parent-style-name="Text_20_body" style:list-style-name="L5">
      <style:paragraph-properties fo:margin-top="0cm" fo:margin-bottom="0.199cm" loext:contextual-spacing="false"/>
      <style:text-properties style:font-name="Liberation Sans" officeooo:paragraph-rsid="0024b207"/>
    </style:style>
    <style:style style:name="P16" style:family="paragraph" style:parent-style-name="Text_20_body" style:list-style-name="L6">
      <style:paragraph-properties fo:margin-top="0cm" fo:margin-bottom="0.199cm" loext:contextual-spacing="false"/>
      <style:text-properties style:font-name="Liberation Sans" officeooo:paragraph-rsid="005754d1"/>
    </style:style>
    <style:style style:name="P17" style:family="paragraph" style:parent-style-name="Text_20_body" style:list-style-name="L7">
      <style:paragraph-properties fo:margin-top="0cm" fo:margin-bottom="0.199cm" loext:contextual-spacing="false"/>
      <style:text-properties style:font-name="Liberation Sans" officeooo:rsid="0047f26f"/>
    </style:style>
    <style:style style:name="P18" style:family="paragraph" style:parent-style-name="Text_20_body" style:list-style-name="L7">
      <style:paragraph-properties fo:margin-top="0cm" fo:margin-bottom="0.199cm" loext:contextual-spacing="false"/>
      <style:text-properties style:font-name="Liberation Sans" officeooo:rsid="0049652f" officeooo:paragraph-rsid="0049652f"/>
    </style:style>
    <style:style style:name="P19" style:family="paragraph" style:parent-style-name="Text_20_body" style:list-style-name="L10">
      <style:paragraph-properties fo:margin-top="0cm" fo:margin-bottom="0.199cm" loext:contextual-spacing="false"/>
      <style:text-properties style:font-name="Liberation Sans" officeooo:rsid="0049652f" officeooo:paragraph-rsid="004dab1b"/>
    </style:style>
    <style:style style:name="P20" style:family="paragraph" style:parent-style-name="Text_20_body" style:list-style-name="L7">
      <style:paragraph-properties fo:margin-top="0cm" fo:margin-bottom="0.199cm" loext:contextual-spacing="false"/>
      <style:text-properties style:font-name="Liberation Sans" fo:font-size="12pt" officeooo:rsid="0049652f" officeooo:paragraph-rsid="0049652f" style:font-size-asian="12pt" style:font-size-complex="12pt"/>
    </style:style>
    <style:style style:name="P21" style:family="paragraph" style:parent-style-name="Text_20_body" style:list-style-name="L10">
      <style:paragraph-properties fo:margin-top="0cm" fo:margin-bottom="0.199cm" loext:contextual-spacing="false"/>
      <style:text-properties style:font-name="Liberation Sans" fo:font-size="12pt" officeooo:paragraph-rsid="004b33b0" style:font-size-asian="12pt" style:font-size-complex="12pt"/>
    </style:style>
    <style:style style:name="P22" style:family="paragraph" style:parent-style-name="Text_20_body" style:list-style-name="L10">
      <style:paragraph-properties fo:margin-top="0cm" fo:margin-bottom="0.199cm" loext:contextual-spacing="false"/>
      <style:text-properties style:font-name="Liberation Sans" fo:font-size="12pt" officeooo:paragraph-rsid="004dab1b" style:font-size-asian="12pt" style:font-size-complex="12pt"/>
    </style:style>
    <style:style style:name="P23" style:family="paragraph" style:parent-style-name="Text_20_body" style:list-style-name="L10">
      <style:paragraph-properties fo:margin-top="0cm" fo:margin-bottom="0.199cm" loext:contextual-spacing="false"/>
      <style:text-properties style:font-name="Liberation Sans" fo:font-size="12pt" officeooo:rsid="002621c5" officeooo:paragraph-rsid="004b33b0" style:font-size-asian="12pt" style:font-size-complex="12pt"/>
    </style:style>
    <style:style style:name="P24" style:family="paragraph" style:parent-style-name="Text_20_body" style:list-style-name="L10">
      <style:paragraph-properties fo:margin-top="0cm" fo:margin-bottom="0.199cm" loext:contextual-spacing="false"/>
      <style:text-properties style:font-name="Liberation Sans" fo:font-size="12pt" officeooo:rsid="004162ad" officeooo:paragraph-rsid="004b33b0" style:font-size-asian="12pt" style:font-size-complex="12pt"/>
    </style:style>
    <style:style style:name="P25" style:family="paragraph" style:parent-style-name="Text_20_body" style:list-style-name="L10">
      <style:paragraph-properties fo:margin-top="0cm" fo:margin-bottom="0.199cm" loext:contextual-spacing="false"/>
      <style:text-properties style:font-name="Liberation Sans" fo:font-size="12pt" officeooo:rsid="0029d3c2" officeooo:paragraph-rsid="004bd917" style:font-size-asian="12pt" style:font-size-complex="12pt"/>
    </style:style>
    <style:style style:name="P26" style:family="paragraph" style:parent-style-name="Text_20_body" style:list-style-name="L10">
      <style:paragraph-properties fo:margin-top="0cm" fo:margin-bottom="0.199cm" loext:contextual-spacing="false"/>
      <style:text-properties style:font-name="Liberation Sans" fo:font-size="12pt" officeooo:rsid="0029d3c2" officeooo:paragraph-rsid="005261b5" style:font-size-asian="12pt" style:font-size-complex="12pt"/>
    </style:style>
    <style:style style:name="P27" style:family="paragraph" style:parent-style-name="Text_20_body" style:list-style-name="L10">
      <style:paragraph-properties fo:margin-top="0cm" fo:margin-bottom="0.199cm" loext:contextual-spacing="false"/>
      <style:text-properties style:font-name="Liberation Sans" fo:font-size="12pt" officeooo:rsid="0029d3c2" officeooo:paragraph-rsid="005754d1" style:font-size-asian="12pt" style:font-size-complex="12pt"/>
    </style:style>
    <style:style style:name="P28" style:family="paragraph" style:parent-style-name="Text_20_body" style:list-style-name="L8">
      <style:paragraph-properties fo:margin-top="0cm" fo:margin-bottom="0.199cm" loext:contextual-spacing="false"/>
      <style:text-properties style:font-name="Liberation Sans"/>
    </style:style>
    <style:style style:name="P29" style:family="paragraph" style:parent-style-name="Text_20_body" style:list-style-name="L9">
      <style:paragraph-properties fo:margin-top="0cm" fo:margin-bottom="0.199cm" loext:contextual-spacing="false"/>
      <style:text-properties style:font-name="Liberation Sans"/>
    </style:style>
    <style:style style:name="P30" style:family="paragraph" style:parent-style-name="Text_20_body" style:list-style-name="L10">
      <style:paragraph-properties fo:margin-top="0cm" fo:margin-bottom="0.199cm" loext:contextual-spacing="false"/>
      <style:text-properties style:font-name="Liberation Sans" officeooo:paragraph-rsid="004b33b0"/>
    </style:style>
    <style:style style:name="P31" style:family="paragraph" style:parent-style-name="Text_20_body" style:list-style-name="L10">
      <style:paragraph-properties fo:margin-top="0cm" fo:margin-bottom="0.199cm" loext:contextual-spacing="false"/>
      <style:text-properties style:font-name="Liberation Sans" officeooo:paragraph-rsid="004dab1b"/>
    </style:style>
    <style:style style:name="P32" style:family="paragraph" style:parent-style-name="Text_20_body" style:list-style-name="L4">
      <style:paragraph-properties fo:margin-top="0cm" fo:margin-bottom="0.199cm" loext:contextual-spacing="false"/>
      <style:text-properties officeooo:paragraph-rsid="0047f26f"/>
    </style:style>
    <style:style style:name="P33" style:family="paragraph" style:parent-style-name="Text_20_body" style:list-style-name="L5">
      <style:paragraph-properties fo:margin-top="0cm" fo:margin-bottom="0.199cm" loext:contextual-spacing="false"/>
      <style:text-properties officeooo:paragraph-rsid="0044a99b"/>
    </style:style>
    <style:style style:name="P34" style:family="paragraph" style:parent-style-name="Text_20_body" style:list-style-name="L6">
      <style:paragraph-properties fo:margin-top="0cm" fo:margin-bottom="0.199cm" loext:contextual-spacing="false"/>
      <style:text-properties officeooo:paragraph-rsid="005754d1"/>
    </style:style>
    <style:style style:name="P35" style:family="paragraph" style:parent-style-name="Text_20_body" style:list-style-name="L7">
      <style:paragraph-properties fo:margin-top="0cm" fo:margin-bottom="0.199cm" loext:contextual-spacing="false"/>
      <style:text-properties officeooo:paragraph-rsid="0047f26f"/>
    </style:style>
    <style:style style:name="P36" style:family="paragraph" style:parent-style-name="Text_20_body" style:list-style-name="L7">
      <style:paragraph-properties fo:margin-top="0cm" fo:margin-bottom="0.199cm" loext:contextual-spacing="false"/>
      <style:text-properties officeooo:paragraph-rsid="0049652f"/>
    </style:style>
    <style:style style:name="P37" style:family="paragraph" style:parent-style-name="Text_20_body" style:list-style-name="L8">
      <style:paragraph-properties fo:margin-top="0cm" fo:margin-bottom="0.199cm" loext:contextual-spacing="false"/>
    </style:style>
    <style:style style:name="P38" style:family="paragraph" style:parent-style-name="Text_20_body" style:list-style-name="L9">
      <style:paragraph-properties fo:margin-top="0cm" fo:margin-bottom="0.199cm" loext:contextual-spacing="false"/>
    </style:style>
    <style:style style:name="P39" style:family="paragraph" style:parent-style-name="Text_20_body" style:list-style-name="L9">
      <style:paragraph-properties fo:margin-top="0cm" fo:margin-bottom="0.199cm" loext:contextual-spacing="false"/>
      <style:text-properties officeooo:paragraph-rsid="0049652f"/>
    </style:style>
    <style:style style:name="P40" style:family="paragraph" style:parent-style-name="Text_20_body" style:list-style-name="L10">
      <style:paragraph-properties fo:margin-top="0cm" fo:margin-bottom="0.199cm" loext:contextual-spacing="false"/>
      <style:text-properties officeooo:paragraph-rsid="004b33b0"/>
    </style:style>
    <style:style style:name="P41" style:family="paragraph" style:parent-style-name="Text_20_body" style:list-style-name="L10">
      <style:paragraph-properties fo:margin-top="0cm" fo:margin-bottom="0.199cm" loext:contextual-spacing="false"/>
      <style:text-properties officeooo:paragraph-rsid="004dab1b"/>
    </style:style>
    <style:style style:name="P42" style:family="paragraph" style:parent-style-name="Heading_20_1" style:master-page-name="HTML">
      <style:paragraph-properties style:page-number="auto" fo:break-before="page"/>
    </style:style>
    <style:style style:name="P43" style:family="paragraph" style:parent-style-name="Heading_20_2">
      <style:text-properties officeooo:rsid="004b33b0" officeooo:paragraph-rsid="004b33b0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weight="bold"/>
    </style:style>
    <style:style style:name="T3" style:family="text">
      <style:text-properties style:font-name="Liberation Sans" fo:font-weight="bold" officeooo:rsid="0044a99b" style:font-weight-asian="bold" style:font-weight-complex="bold"/>
    </style:style>
    <style:style style:name="T4" style:family="text">
      <style:text-properties style:font-name="Liberation Sans" fo:font-weight="bold" officeooo:rsid="0044a99b"/>
    </style:style>
    <style:style style:name="T5" style:family="text">
      <style:text-properties style:font-name="Liberation Sans" fo:font-weight="bold" officeooo:rsid="0058b998"/>
    </style:style>
    <style:style style:name="T6" style:family="text">
      <style:text-properties style:font-name="Liberation Sans" fo:font-size="10pt" fo:font-weight="bold"/>
    </style:style>
    <style:style style:name="T7" style:family="text">
      <style:text-properties style:font-name="Liberation Sans" fo:font-size="10pt" fo:font-weight="bold" officeooo:rsid="0047f26f" style:font-size-asian="10pt" style:font-weight-asian="normal" style:font-size-complex="10pt" style:font-weight-complex="normal"/>
    </style:style>
    <style:style style:name="T8" style:family="text">
      <style:text-properties style:font-name="Liberation Sans" fo:font-size="10pt" fo:font-weight="bold" officeooo:rsid="004bd917" style:font-size-asian="10pt" style:font-weight-asian="normal" style:font-size-complex="10pt" style:font-weight-complex="normal"/>
    </style:style>
    <style:style style:name="T9" style:family="text">
      <style:text-properties style:font-name="Liberation Sans" fo:font-size="10pt" fo:font-style="italic" fo:font-weight="normal" officeooo:rsid="0049652f" style:font-size-asian="10pt" style:font-style-asian="italic" style:font-weight-asian="normal" style:font-size-complex="10pt" style:font-style-complex="italic" style:font-weight-complex="normal"/>
    </style:style>
    <style:style style:name="T10" style:family="text">
      <style:text-properties style:font-name="Liberation Sans" fo:font-size="10pt" fo:font-weight="normal" officeooo:rsid="004bd917" style:font-size-asian="10pt" style:font-weight-asian="normal" style:font-size-complex="10pt" style:font-weight-complex="normal"/>
    </style:style>
    <style:style style:name="T11" style:family="text">
      <style:text-properties style:font-name="Liberation Sans" officeooo:rsid="002c705c"/>
    </style:style>
    <style:style style:name="T12" style:family="text">
      <style:text-properties style:font-name="Liberation Sans" fo:font-size="12pt" fo:font-weight="normal" officeooo:rsid="0047f26f" style:font-size-asian="12pt" style:font-weight-asian="normal" style:font-size-complex="12pt" style:font-weight-complex="normal"/>
    </style:style>
    <style:style style:name="T13" style:family="text">
      <style:text-properties style:font-name="Liberation Sans" fo:font-size="12pt" fo:font-weight="normal" officeooo:rsid="004bd917" style:font-size-asian="12pt" style:font-weight-asian="normal" style:font-size-complex="12pt" style:font-weight-complex="normal"/>
    </style:style>
    <style:style style:name="T14" style:family="text">
      <style:text-properties style:font-name="Liberation Sans" fo:font-size="12pt" fo:font-weight="normal" officeooo:rsid="0049652f" style:font-size-asian="12pt" style:font-weight-asian="normal" style:font-size-complex="12pt" style:font-weight-complex="normal"/>
    </style:style>
    <style:style style:name="T15" style:family="text">
      <style:text-properties style:font-name="Liberation Sans" fo:font-size="12pt" fo:font-weight="normal" officeooo:rsid="005754d1" style:font-size-asian="12pt" style:font-weight-asian="normal" style:font-size-complex="12pt" style:font-weight-complex="normal"/>
    </style:style>
    <style:style style:name="T16" style:family="text">
      <style:text-properties style:font-name="Liberation Sans" fo:font-size="12pt" fo:font-weight="bold" officeooo:rsid="0049652f" style:font-size-asian="12pt" style:font-weight-asian="bold" style:font-size-complex="12pt" style:font-weight-complex="bold"/>
    </style:style>
    <style:style style:name="T17" style:family="text">
      <style:text-properties style:font-name="Liberation Sans" fo:font-size="12pt" style:font-size-asian="12pt" style:font-size-complex="12pt"/>
    </style:style>
    <style:style style:name="T18" style:family="text">
      <style:text-properties style:font-name="Liberation Sans" fo:font-size="12pt" officeooo:rsid="0049652f" style:font-size-asian="12pt" style:font-size-complex="12pt"/>
    </style:style>
    <style:style style:name="T19" style:family="text">
      <style:text-properties style:font-name="Liberation Sans" officeooo:rsid="0044a99b"/>
    </style:style>
    <style:style style:name="T20" style:family="text">
      <style:text-properties style:font-name="Liberation Sans" officeooo:rsid="0047f26f"/>
    </style:style>
    <style:style style:name="T21" style:family="text">
      <style:text-properties style:font-name="Liberation Sans" fo:font-weight="normal" officeooo:rsid="0047f26f" style:font-weight-asian="normal" style:font-weight-complex="normal"/>
    </style:style>
    <style:style style:name="T22" style:family="text">
      <style:text-properties style:font-name="Liberation Sans" fo:font-weight="normal" officeooo:rsid="0049652f" style:font-weight-asian="normal" style:font-weight-complex="normal"/>
    </style:style>
    <style:style style:name="T23" style:family="text">
      <style:text-properties style:font-name="Liberation Sans" officeooo:rsid="0049652f"/>
    </style:style>
    <style:style style:name="T24" style:family="text">
      <style:text-properties style:font-name="Liberation Sans" officeooo:rsid="005754d1"/>
    </style:style>
    <style:style style:name="T25" style:family="text">
      <style:text-properties style:font-name="Liberation Mono" fo:font-weight="bold"/>
    </style:style>
    <style:style style:name="T26" style:family="text">
      <style:text-properties style:font-name="Liberation Mono" fo:font-weight="bold" officeooo:rsid="0047f26f"/>
    </style:style>
    <style:style style:name="T27" style:family="text">
      <style:text-properties style:font-name="Liberation Mono" fo:font-weight="bold" officeooo:rsid="0049652f"/>
    </style:style>
    <style:style style:name="T28" style:family="text">
      <style:text-properties style:font-name="Liberation Mono" fo:font-weight="bold" officeooo:rsid="0047f26f" style:font-weight-asian="normal" style:font-weight-complex="normal"/>
    </style:style>
    <style:style style:name="T29" style:family="text">
      <style:text-properties style:font-name="Liberation Mono" fo:font-weight="bold" officeooo:rsid="0047f26f" style:font-weight-asian="bold" style:font-weight-complex="bold"/>
    </style:style>
    <style:style style:name="T30" style:family="text">
      <style:text-properties style:font-name="Liberation Mono" fo:font-size="10pt"/>
    </style:style>
    <style:style style:name="T31" style:family="text">
      <style:text-properties style:font-name="Liberation Mono" fo:font-size="10pt" fo:font-weight="bold"/>
    </style:style>
    <style:style style:name="T32" style:family="text">
      <style:text-properties style:font-name="Liberation Mono" fo:font-size="10pt" fo:font-weight="bold" style:font-size-asian="10pt" style:font-size-complex="10pt"/>
    </style:style>
    <style:style style:name="T33" style:family="text">
      <style:text-properties style:font-name="Liberation Mono" fo:font-size="10pt" fo:font-weight="bold" officeooo:rsid="002621c5" style:font-size-asian="10pt" style:font-size-complex="10pt"/>
    </style:style>
    <style:style style:name="T34" style:family="text">
      <style:text-properties style:font-name="Liberation Mono" fo:font-size="10pt" style:font-size-asian="10pt" style:font-size-complex="10pt"/>
    </style:style>
    <style:style style:name="T35" style:family="text">
      <style:text-properties style:font-name="Liberation Mono" fo:font-size="10pt" officeooo:rsid="002621c5" style:font-size-asian="10pt" style:font-size-complex="10pt"/>
    </style:style>
    <style:style style:name="T36" style:family="text">
      <style:text-properties style:font-name="Liberation Mono" fo:font-size="10pt" officeooo:rsid="004b33b0" style:font-size-asian="10pt" style:font-size-complex="10pt"/>
    </style:style>
    <style:style style:name="T37" style:family="text">
      <style:text-properties style:font-name="Liberation Mono" fo:font-size="10pt" officeooo:rsid="0049652f" style:font-size-asian="10pt" style:font-size-complex="10pt"/>
    </style:style>
    <style:style style:name="T38" style:family="text">
      <style:text-properties style:font-name="Liberation Mono" fo:font-size="10pt" officeooo:rsid="005ffc43" style:font-size-asian="10pt" style:font-size-complex="10pt"/>
    </style:style>
    <style:style style:name="T39" style:family="text">
      <style:text-properties style:font-name="Liberation Mono" fo:font-size="10pt" officeooo:rsid="0060bd23" style:font-size-asian="10pt" style:font-size-complex="10pt"/>
    </style:style>
    <style:style style:name="T40" style:family="text">
      <style:text-properties style:font-name="Liberation Mono" fo:font-size="10pt" fo:font-weight="normal" officeooo:rsid="0047f26f" style:font-size-asian="10pt" style:font-weight-asian="normal" style:font-size-complex="10pt" style:font-weight-complex="normal"/>
    </style:style>
    <style:style style:name="T41" style:family="text">
      <style:text-properties style:font-name="Liberation Mono" fo:font-size="10pt" fo:font-weight="normal" officeooo:rsid="0049652f" style:font-size-asian="10pt" style:font-weight-asian="normal" style:font-size-complex="10pt" style:font-weight-complex="normal"/>
    </style:style>
    <style:style style:name="T42" style:family="text">
      <style:text-properties style:font-name="Liberation Mono" fo:font-size="10pt" fo:font-style="normal" fo:font-weight="normal" officeooo:rsid="0047f26f" style:font-size-asian="10pt" style:font-style-asian="normal" style:font-weight-asian="normal" style:font-size-complex="10pt" style:font-style-complex="normal" style:font-weight-complex="normal"/>
    </style:style>
    <style:style style:name="T43" style:family="text">
      <style:text-properties style:font-name="Liberation Mono" fo:font-size="10pt" fo:font-style="normal" fo:font-weight="normal" officeooo:rsid="0049652f" style:font-size-asian="10pt" style:font-style-asian="normal" style:font-weight-asian="normal" style:font-size-complex="10pt" style:font-style-complex="normal" style:font-weight-complex="normal"/>
    </style:style>
    <style:style style:name="T44" style:family="text">
      <style:text-properties style:font-name="Liberation Mono" fo:font-size="12pt" fo:font-weight="bold" officeooo:rsid="0047f26f" style:font-size-asian="12pt" style:font-weight-asian="normal" style:font-size-complex="12pt" style:font-weight-complex="normal"/>
    </style:style>
    <style:style style:name="T45" style:family="text">
      <style:text-properties style:font-name="Liberation Mono" fo:font-size="12pt" fo:font-weight="bold" officeooo:rsid="0049652f" style:font-size-asian="12pt" style:font-weight-asian="bold" style:font-size-complex="12pt" style:font-weight-complex="bold"/>
    </style:style>
    <style:style style:name="T46" style:family="text">
      <style:text-properties style:font-name="Liberation Mono" fo:font-size="12pt" fo:font-weight="bold" officeooo:rsid="0047f26f" style:font-size-asian="12pt" style:font-weight-asian="bold" style:font-size-complex="12pt" style:font-weight-complex="bold"/>
    </style:style>
    <style:style style:name="T47" style:family="text">
      <style:text-properties officeooo:rsid="00232298"/>
    </style:style>
    <style:style style:name="T48" style:family="text">
      <style:text-properties fo:font-size="12pt" style:font-size-asian="12pt" style:font-size-complex="12pt"/>
    </style:style>
    <style:style style:name="T49" style:family="text">
      <style:text-properties fo:font-size="12pt" officeooo:rsid="004b33b0" style:font-size-asian="12pt" style:font-size-complex="12pt"/>
    </style:style>
    <style:style style:name="T50" style:family="text">
      <style:text-properties fo:font-size="12pt" fo:font-weight="normal" style:font-size-asian="12pt" style:font-weight-asian="normal" style:font-size-complex="12pt" style:font-weight-complex="normal"/>
    </style:style>
    <style:style style:name="T51" style:family="text">
      <style:text-properties fo:font-size="12pt" fo:font-weight="normal" officeooo:rsid="00232298" style:font-size-asian="12pt" style:font-weight-asian="normal" style:font-size-complex="12pt" style:font-weight-complex="normal"/>
    </style:style>
    <style:style style:name="T52" style:family="text">
      <style:text-properties officeooo:rsid="002621c5"/>
    </style:style>
    <style:style style:name="T53" style:family="text">
      <style:text-properties officeooo:rsid="0044a99b"/>
    </style:style>
    <style:style style:name="T54" style:family="text">
      <style:text-properties officeooo:rsid="0049652f"/>
    </style:style>
    <style:style style:name="T55" style:family="text">
      <style:text-properties officeooo:rsid="004a9151"/>
    </style:style>
    <style:style style:name="T56" style:family="text">
      <style:text-properties officeooo:rsid="004b33b0"/>
    </style:style>
    <style:style style:name="T57" style:family="text">
      <style:text-properties officeooo:rsid="004d5075"/>
    </style:style>
    <style:style style:name="T58" style:family="text">
      <style:text-properties officeooo:rsid="004dab1b"/>
    </style:style>
    <style:style style:name="T59" style:family="text">
      <style:text-properties officeooo:rsid="004f7762"/>
    </style:style>
    <style:style style:name="T60" style:family="text">
      <style:text-properties officeooo:rsid="00505b89"/>
    </style:style>
    <style:style style:name="T61" style:family="text">
      <style:text-properties officeooo:rsid="005575e5"/>
    </style:style>
    <style:style style:name="T62" style:family="text">
      <style:text-properties officeooo:rsid="005754d1"/>
    </style:style>
    <style:style style:name="T63" style:family="text">
      <style:text-properties officeooo:rsid="0060bd2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Getting started with myWMS</text:p>
      <text:p text:style-name="Heading_20_1">Release <text:span text:style-name="T53">2</text:span></text:p>
      <text:p text:style-name="Heading_20_1">Programming Environment</text:p>
      <text:p text:style-name="P1">This is a description how to set up myWMS <text:span text:style-name="T53">release 2</text:span>. </text:p>
      <text:h text:style-name="Heading_20_2" text:outline-level="2">Requirements</text:h>
      <text:list xml:id="list70518239" text:style-name="L1">
        <text:list-item>
          <text:p text:style-name="P11">Sources of myWMS. Clone the project on gitlab or download the sources.</text:p>
          <text:p text:style-name="P11"><text:a xlink:type="simple" xlink:href="https://gitlab.com/mkrane/mywms" text:style-name="Internet_20_link" text:visited-style-name="Visited_20_Internet_20_Link">https://gitlab.com/mkrane/mywms</text:a></text:p>
        </text:list-item>
      </text:list>
      <text:p text:style-name="P4"><text:span text:style-name="T1">Below we will call </text:span><text:span text:style-name="T19">the directory where the sources are located</text:span><text:span text:style-name="T1"> </text:span><text:span text:style-name="Source_20_Text"><text:span text:style-name="T25">$media</text:span></text:span></text:p>
      <text:list xml:id="list3565852802" text:style-name="L2">
        <text:list-item>
          <text:p text:style-name="P12">Java SDK</text:p>
        </text:list-item>
      </text:list>
      <text:p text:style-name="P5"><text:span text:style-name="T1">The checked version is OpenJDK version </text:span><text:span text:style-name="T2">1.8.0</text:span><text:span text:style-name="T1"> </text:span><text:span text:style-name="T19">and </text:span><text:span text:style-name="T3">11.0</text:span></text:p>
      <text:p text:style-name="P5"><text:span text:style-name="T1">Beware that we need the </text:span><text:span text:style-name="T2">SDK</text:span><text:span text:style-name="T1">, not the JRE</text:span></text:p>
      <text:list xml:id="list3266108778" text:style-name="L3">
        <text:list-item>
          <text:p text:style-name="P13">WildFly application server</text:p>
        </text:list-item>
      </text:list>
      <text:p text:style-name="P5"><text:span text:style-name="T1">You will find it on </text:span><text:a xlink:type="simple" xlink:href="http://www.wildfly.org/" text:style-name="Internet_20_link" text:visited-style-name="Visited_20_Internet_20_Link"><text:span text:style-name="T1">www.wildfly.org/</text:span></text:a></text:p>
      <text:p text:style-name="P6">The checked version is 1<text:span text:style-name="T63">8</text:span>.0.0</text:p>
      <text:p text:style-name="P7"><text:span text:style-name="T1">Below we will call </text:span><text:span text:style-name="T19">the directory where wildfly is located</text:span><text:span text:style-name="T1"> </text:span><text:span text:style-name="Source_20_Text"><text:span text:style-name="T25">$wildfly</text:span></text:span></text:p>
      <text:list xml:id="list2065590376" text:style-name="L4">
        <text:list-item>
          <text:p text:style-name="P32"><text:span text:style-name="Source_20_Text"><text:span text:style-name="T20">Maven build system</text:span></text:span></text:p>
          <text:p text:style-name="P32"><text:span text:style-name="Source_20_Text"><text:span text:style-name="T20">You will find it on </text:span></text:span><text:a xlink:type="simple" xlink:href="https://maven.apache.org/" text:style-name="Internet_20_link" text:visited-style-name="Visited_20_Internet_20_Link"><text:span text:style-name="Source_20_Text"><text:span text:style-name="T20">https://maven.apache.org</text:span></text:span></text:a></text:p>
        </text:list-item>
      </text:list>
      <text:list xml:id="list2015956542" text:style-name="L5">
        <text:list-item>
          <text:p text:style-name="P15">Netbeans programming IDE</text:p>
          <text:p text:style-name="P33"><text:span text:style-name="T1">You will find it on </text:span><text:a xlink:type="simple" xlink:href="https://netbeans.apache.org/" text:style-name="Internet_20_link" text:visited-style-name="Visited_20_Internet_20_Link"><text:span text:style-name="T1">https://netbeans.apache.org</text:span></text:a></text:p>
          <text:p text:style-name="P33"><text:span text:style-name="T1">The currently used version is </text:span><text:span text:style-name="T2">Net</text:span><text:span text:style-name="T4">B</text:span><text:span text:style-name="T2">eans </text:span><text:span text:style-name="T4">1</text:span><text:span text:style-name="T5">1</text:span></text:p>
          <text:p text:style-name="P14">Other versions of Netbeans will <text:span text:style-name="T53">potentially </text:span>not work without changing the program. <text:span text:style-name="T53">In doubt use this version.</text:span></text:p>
        </text:list-item>
      </text:list>
      <text:h text:style-name="Heading_20_2" text:outline-level="2">Setup Server</text:h>
      <text:list xml:id="list3171988433" text:style-name="L6">
        <text:list-item>
          <text:p text:style-name="P16">Configure WildFly</text:p>
          <text:p text:style-name="P34"><text:span text:style-name="T1">Copy </text:span><text:span text:style-name="T11">the file</text:span><text:span text:style-name="T1"> </text:span><text:span text:style-name="T32">$media</text:span><text:span text:style-name="T34">/config/</text:span><text:span text:style-name="Source_20_Text"><text:span text:style-name="T34">wildfly-1</text:span></text:span><text:span text:style-name="Source_20_Text"><text:span text:style-name="T39">8</text:span></text:span><text:span text:style-name="Source_20_Text"><text:span text:style-name="T34">/standalone.xml</text:span></text:span><text:span text:style-name="T1"> to </text:span><text:span text:style-name="T32">$</text:span><text:span text:style-name="Source_20_Text"><text:span text:style-name="T32">wildfly</text:span></text:span><text:span text:style-name="T34">/standalone/configuration</text:span><text:span text:style-name="Source_20_Text"><text:span text:style-name="T34">/standalone.xml</text:span></text:span></text:p>
        </text:list-item>
      </text:list>
      <text:list xml:id="list508619077" text:style-name="L7">
        <text:list-item>
          <text:p text:style-name="P17">Compile the server components</text:p>
          <text:p text:style-name="P35"><text:span text:style-name="T20">Open a shell and go to <text:s/></text:span><text:span text:style-name="Source_20_Text"><text:span text:style-name="T26">$media</text:span></text:span><text:span text:style-name="Source_20_Text"><text:span text:style-name="T40">/dev</text:span></text:span></text:p>
          <text:p text:style-name="P35"><text:span text:style-name="Source_20_Text"><text:span text:style-name="T21">Run command: </text:span></text:span><text:span text:style-name="Source_20_Text"><text:span text:style-name="T29">mvn clean install</text:span></text:span></text:p>
          <text:p text:style-name="P35"><text:span text:style-name="Source_20_Text"><text:span text:style-name="T21">This will build all server components</text:span></text:span></text:p>
        </text:list-item>
        <text:list-item>
          <text:p text:style-name="P35"><text:span text:style-name="Source_20_Text"><text:span text:style-name="T21">Deploy the application to wildfly</text:span></text:span></text:p>
          <text:p text:style-name="P36"><text:span text:style-name="Source_20_Text"><text:span text:style-name="T21">Copy </text:span></text:span><text:span text:style-name="Source_20_Text"><text:span text:style-name="T22">the file</text:span></text:span><text:span text:style-name="Source_20_Text"><text:span text:style-name="T21"> </text:span></text:span><text:span text:style-name="Source_20_Text"><text:span text:style-name="T28">$media</text:span></text:span><text:span text:style-name="Source_20_Text"><text:span text:style-name="T42">/</text:span></text:span><text:span text:style-name="Source_20_Text"><text:span text:style-name="T43">d</text:span></text:span><text:span text:style-name="Source_20_Text"><text:span text:style-name="T42">ev/project-ear/target/</text:span></text:span><text:span text:style-name="Source_20_Text"><text:span text:style-name="T43">mywms.ear</text:span></text:span><text:span text:style-name="Source_20_Text"><text:span text:style-name="T9"> </text:span></text:span><text:span text:style-name="T24">int</text:span><text:span text:style-name="T23">o the folder </text:span><text:span text:style-name="Source_20_Text"><text:span text:style-name="T27">$wildfly</text:span></text:span><text:span text:style-name="T37">/standalone/deployments</text:span></text:p>
        </text:list-item>
        <text:list-item>
          <text:p text:style-name="P18">Start wildfly</text:p>
          <text:p text:style-name="P18"><text:soft-page-break/>Open a shell and run <text:span text:style-name="T32">$</text:span><text:span text:style-name="Source_20_Text"><text:span text:style-name="T32">wildfly</text:span></text:span><text:span text:style-name="T34">/bin/standalone.sh</text:span></text:p>
          <text:p text:style-name="P20">(on windows standalone.bat)</text:p>
        </text:list-item>
      </text:list>
      <text:p text:style-name="P8">Now <text:span text:style-name="T54">the server components are </text:span>available to you.</text:p>
      <text:list xml:id="list4004619159" text:style-name="L8">
        <text:list-item>
          <text:p text:style-name="P37"><text:span text:style-name="T1">Point a web browser to '</text:span><text:a xlink:type="simple" xlink:href="http://localhost:8080/los-mobile" office:target-frame-name="_top" xlink:show="replace" text:style-name="Internet_20_link" text:visited-style-name="Visited_20_Internet_20_Link"><text:span text:style-name="T1">http://localhost:8080/los-mobile</text:span></text:a><text:span text:style-name="T1">'.</text:span></text:p>
        </text:list-item>
        <text:list-item>
          <text:p text:style-name="P28"><text:span text:style-name="T54">Y</text:span>ou should be able to login with 'admin', 'admin'.</text:p>
        </text:list-item>
      </text:list>
      <text:h text:style-name="Heading_20_2" text:outline-level="2">Setup <text:span text:style-name="T62">Rich </text:span>Client (Netbeans)</text:h>
      <text:list xml:id="list3453842110" text:style-name="L9">
        <text:list-item>
          <text:p text:style-name="P39"><text:span text:style-name="Source_20_Text"><text:span text:style-name="T18">Start Netbeans</text:span></text:span></text:p>
        </text:list-item>
        <text:list-item>
          <text:p text:style-name="P38"><text:span text:style-name="T1">Choose 'File / Open Project' and browse to </text:span><text:span text:style-name="Source_20_Text"><text:span text:style-name="T32">$media</text:span></text:span><text:span text:style-name="Source_20_Text"><text:span text:style-name="T34">/rich.client/los.clientsuite</text:span></text:span><text:span text:style-name="T1">.</text:span></text:p>
        </text:list-item>
        <text:list-item>
          <text:p text:style-name="P29">You will get a project called 'LinogistiX LOS Client'.</text:p>
        </text:list-item>
        <text:list-item>
          <text:p text:style-name="P29">Open context menu on the project and choose 'Clean and Build'.</text:p>
        </text:list-item>
        <text:list-item>
          <text:p text:style-name="P29">There is another netbeans suite available called 'LOS Reference Client'<text:line-break/>This is a reference implementation of the basic 'LinogistiX LOS Client'. To <text:span text:style-name="T55">access</text:span> this application, you first have to create a netbeans platform based on the 'LinogistiX LOS Client' and then you can build and start the reference-implementation.</text:p>
          <text:list>
            <text:list-item>
              <text:p text:style-name="P29">Open the context menu on the project 'Linogistix LOS Client'</text:p>
            </text:list-item>
            <text:list-item>
              <text:p text:style-name="P29">Select 'Package as | ZIP Distribution'</text:p>
            </text:list-item>
            <text:list-item>
              <text:p text:style-name="P38"><text:bookmark text:name="DDE_LINK2"/><text:span text:style-name="T1">Choose 'File / Open Project' and browse to </text:span><text:span text:style-name="Source_20_Text"><text:span text:style-name="T32">$media</text:span></text:span><text:span text:style-name="Source_20_Text"><text:span text:style-name="T34">/rich.client/los.reference</text:span></text:span></text:p>
            </text:list-item>
            <text:list-item>
              <text:p text:style-name="P29">You will get a project called 'LOS Reference Client'</text:p>
            </text:list-item>
            <text:list-item>
              <text:p text:style-name="P29">Open the context menu on the project 'LOS Reference Client'. And choose 'Properties'.</text:p>
            </text:list-item>
            <text:list-item>
              <text:p text:style-name="P29"><text:bookmark text:name="DDE_LINK3"/>Navigate to the Libraries category and select 'Manage Platforms...'</text:p>
            </text:list-item>
            <text:list-item>
              <text:p text:style-name="P29">Choose 'Add Platform...'</text:p>
            </text:list-item>
            <text:list-item>
              <text:p text:style-name="P38"><text:span text:style-name="T1">Navigate to </text:span><text:span text:style-name="Source_20_Text"><text:span text:style-name="T6">$</text:span></text:span><text:span text:style-name="Source_20_Text"><text:span text:style-name="T31">media</text:span></text:span><text:span text:style-name="Source_20_Text"><text:span text:style-name="T30">/rich.client/los.clientsuite/nbplatform/linogistix_clientsuite</text:span></text:span><text:span text:style-name="Source_20_Text"><text:span text:style-name="T1"> </text:span></text:span><text:span text:style-name="T1">and Choose 'Finish'</text:span></text:p>
            </text:list-item>
            <text:list-item>
              <text:p text:style-name="P29">Now you are able to select the NetBeans Platform 'Linogistix LOS Client'</text:p>
            </text:list-item>
            <text:list-item>
              <text:p text:style-name="P29">Make sure that all platform modules are included!</text:p>
            </text:list-item>
            <text:list-item>
              <text:p text:style-name="P29">Finish this step with 'OK'</text:p>
            </text:list-item>
            <text:list-item>
              <text:p text:style-name="P29"><text:bookmark text:name="DDE_LINK1"/>Open the context menu on the project 'LOS Reference Client'. Choose 'Run'. On start up a login dialog is displayed and you should be able to log in with 'admin', 'admin'</text:p>
            </text:list-item>
          </text:list>
        </text:list-item>
      </text:list>
      <text:h text:style-name="P43" text:outline-level="2">Further <text:span text:style-name="T62">Optional </text:span>Actions</text:h>
      <text:p text:style-name="P10">Setup <text:span text:style-name="T47">postgreSQL Database</text:span></text:p>
      <text:p text:style-name="P9">The basic installation uses a h2 database. <text:span text:style-name="T51">I</text:span><text:span text:style-name="T50">n productive environments, </text:span><text:span text:style-name="T51">w</text:span><text:span text:style-name="T50">e recommend </text:span><text:span text:style-name="T51">the usage of </text:span><text:span text:style-name="T50">Postg</text:span><text:span text:style-name="T51">r</text:span><text:span text:style-name="T50">eSQL. </text:span></text:p>
      <text:list xml:id="list3708505493" text:style-name="L10">
        <text:list-item>
          <text:p text:style-name="P30"><text:span text:style-name="T17">Downlo</text:span><text:span text:style-name="T48">ad and Install the PostgreSQL database<text:line-break/>You will find it on </text:span><text:a xlink:type="simple" xlink:href="http://www.postgresql.org/" office:target-frame-name="_top" xlink:show="replace" text:style-name="Internet_20_link" text:visited-style-name="Visited_20_Internet_20_Link"><text:span text:style-name="T48">www.postgresql.org</text:span></text:a><text:span text:style-name="T48"><text:line-break/>Latest checked version is </text:span><text:span text:style-name="T49">10</text:span></text:p>
        </text:list-item>
        <text:list-item>
          <text:p text:style-name="P21">Configure database</text:p>
          <text:list>
            <text:list-item>
              <text:p text:style-name="P22">Create a new role named '<text:span text:style-name="T57">mywms</text:span>' with password '<text:span text:style-name="T57">mywms</text:span>'</text:p>
            </text:list-item>
            <text:list-item>
              <text:p text:style-name="P22"><text:soft-page-break/>Create a new database named '<text:span text:style-name="T57">mywms</text:span>' with owner '<text:span text:style-name="T57">mywms</text:span>'</text:p>
              <text:p text:style-name="P21">These names and passwords are used in some scripts. If you use different names, you have to change the login and data-source scripts.</text:p>
            </text:list-item>
          </text:list>
        </text:list-item>
        <text:list-item>
          <text:p text:style-name="P23">Change Wildfly configuration to use the postgre<text:span text:style-name="T58">SQL</text:span> database:</text:p>
          <text:list>
            <text:list-item>
              <text:p text:style-name="P24">Stop wildfly</text:p>
            </text:list-item>
            <text:list-item>
              <text:p text:style-name="P21">Copy <text:span text:style-name="T32">$media</text:span><text:span text:style-name="T34">/config/</text:span><text:span text:style-name="Source_20_Text"><text:span text:style-name="T34">wildfly-1</text:span></text:span><text:span text:style-name="Source_20_Text"><text:span text:style-name="T36">6</text:span></text:span><text:span text:style-name="Source_20_Text"><text:span text:style-name="T34">/standalone</text:span></text:span><text:span text:style-name="Source_20_Text"><text:span text:style-name="T35">-postgres</text:span></text:span><text:span text:style-name="Source_20_Text"><text:span text:style-name="T34">.xml</text:span></text:span> to <text:span text:style-name="T32">$</text:span><text:span text:style-name="Source_20_Text"><text:span text:style-name="T32">wildfly</text:span></text:span><text:span text:style-name="T34">/standalone/configuration</text:span><text:span text:style-name="Source_20_Text"><text:span text:style-name="T34">/standalone.xml</text:span></text:span></text:p>
            </text:list-item>
          </text:list>
        </text:list-item>
        <text:list-item>
          <text:p text:style-name="P25">Deploy the database driver</text:p>
          <text:p text:style-name="P26"><text:span text:style-name="T56">Download the JDBC driver for postrgeSQL. postgresql-42.2.5.jar. You will find it on </text:span><text:a xlink:type="simple" xlink:href="https://jdbc.postgresql.org/" text:style-name="Internet_20_link" text:visited-style-name="Visited_20_Internet_20_Link">https://jdbc.postgresql.org</text:a></text:p>
          <text:p text:style-name="P27">Copy <text:span text:style-name="T36">postgresql-42.2.5.jar</text:span><text:span text:style-name="T56"> into the directory </text:span><text:span text:style-name="T32">$</text:span><text:span text:style-name="Source_20_Text"><text:span text:style-name="T32">wildfly</text:span></text:span><text:span text:style-name="T34">/standalone/deployments</text:span></text:p>
        </text:list-item>
        <text:list-item>
          <text:p text:style-name="P23">Change myWMS configuration to use the postgre<text:span text:style-name="T57">SQL</text:span> database</text:p>
          <text:p text:style-name="P21"><text:span text:style-name="T56">Edit the file </text:span><text:span text:style-name="T33">$media</text:span><text:span text:style-name="T35">/</text:span><text:span text:style-name="T36">dev/project-persistence/src/main/resources/META-INF/</text:span><text:span text:style-name="T35">persistence.xml</text:span><text:span text:style-name="T52"> Change the hibernate.dialect property to ‘org.hibernate.dialect.PostgreSQLDialect’</text:span></text:p>
          <text:p text:style-name="P40"><text:span text:style-name="T20">Open a shell and go to <text:s/></text:span><text:span text:style-name="Source_20_Text"><text:span text:style-name="T26">$media</text:span></text:span><text:span text:style-name="Source_20_Text"><text:span text:style-name="T40">/dev</text:span></text:span><text:span text:style-name="Source_20_Text"><text:span text:style-name="T7"> </text:span></text:span><text:span text:style-name="Source_20_Text"><text:span text:style-name="T10">and </text:span></text:span><text:span text:style-name="Source_20_Text"><text:span text:style-name="T8">r</text:span></text:span><text:span text:style-name="Source_20_Text"><text:span text:style-name="T12">un </text:span></text:span><text:span text:style-name="Source_20_Text"><text:span text:style-name="T13">the command</text:span></text:span><text:span text:style-name="Source_20_Text"><text:span text:style-name="T12">: </text:span></text:span><text:span text:style-name="Source_20_Text"><text:span text:style-name="T46">mvn clean install</text:span></text:span></text:p>
        </text:list-item>
        <text:list-item>
          <text:p text:style-name="P41"><text:span text:style-name="Source_20_Text"><text:span text:style-name="T21">Deploy the application to wildfly</text:span></text:span></text:p>
          <text:p text:style-name="P41"><text:span text:style-name="Source_20_Text"><text:span text:style-name="T12">Copy </text:span></text:span><text:span text:style-name="Source_20_Text"><text:span text:style-name="T14">the file</text:span></text:span><text:span text:style-name="Source_20_Text"><text:span text:style-name="T12"> </text:span></text:span><text:span text:style-name="Source_20_Text"><text:span text:style-name="T44">$media</text:span></text:span><text:span text:style-name="Source_20_Text"><text:span text:style-name="T42">/</text:span></text:span><text:span text:style-name="Source_20_Text"><text:span text:style-name="T43">d</text:span></text:span><text:span text:style-name="Source_20_Text"><text:span text:style-name="T42">ev/project-ear/target/</text:span></text:span><text:span text:style-name="Source_20_Text"><text:span text:style-name="T43">mywms.ear</text:span></text:span><text:span text:style-name="Source_20_Text"><text:span text:style-name="T9"> </text:span></text:span><text:span text:style-name="Source_20_Text"><text:span text:style-name="T15">int</text:span></text:span><text:span text:style-name="Source_20_Text"><text:span text:style-name="T14">o the folder</text:span></text:span><text:span text:style-name="Source_20_Text"><text:span text:style-name="T16"> </text:span></text:span><text:span text:style-name="Source_20_Text"><text:span text:style-name="T45">$wildfly</text:span></text:span><text:span text:style-name="Source_20_Text"><text:span text:style-name="T41">/standalone/deployments</text:span></text:span></text:p>
        </text:list-item>
        <text:list-item>
          <text:p text:style-name="P19">Start wildfly</text:p>
          <text:p text:style-name="P19">Open a shell and run <text:span text:style-name="T32">$</text:span><text:span text:style-name="Source_20_Text"><text:span text:style-name="T32">wildfly</text:span></text:span><text:span text:style-name="T34">/bin/standalone.sh</text:span></text:p>
          <text:p text:style-name="P31"><text:span text:style-name="Source_20_Text"><text:span text:style-name="T14">(on windows standalone.bat)</text:span></text:span></text:p>
        </text:list-item>
      </text:list>
      <text:p text:style-name="Heading_20_3">Change Passwords</text:p>
      <text:p text:style-name="P3">For security reasons it is strictly recommended to change all passwords. </text:p>
      <text:p text:style-name="P3">It is more easy <text:span text:style-name="T60">for a first time</text:span> setup <text:span text:style-name="T60">of </text:span>a local development system <text:span text:style-name="T61">with the use of documented </text:span>default passwords. But <text:span text:style-name="T59">at the latest when</text:span> leaving the development system these passwords <text:span text:style-name="T59">should really be changed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ndale Mono" svg:font-family="'Andale Mono', monospac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Droid Sans Fallback" style:font-size-asian="12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class="text"/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Andale Mono" fo:font-family="'Andale Mono', monospace" style:font-name-asian="Andale Mono" style:font-family-asian="'Andale Mono', monospace" style:font-name-complex="Andale Mono" style:font-family-complex="'Andale Mono', monospac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en" fo:country="US" style:text-underline-style="solid" style:text-underline-width="auto" style:text-underline-color="font-color" style:language-asian="de" style:country-asian="DE" style:language-complex="ar" style:country-complex="SA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yWMS LOS - Getting started with release 1.2</dc:title>
    <dc:date>2019-10-13T20:09:27.363311259</dc:date>
    <meta:editing-duration>PT5H58M47S</meta:editing-duration>
    <meta:editing-cycles>48</meta:editing-cycles>
    <meta:generator>LibreOffice/6.2.7.1$Linux_X86_64 LibreOffice_project/20$Build-1</meta:generator>
    <meta:document-statistic meta:table-count="0" meta:image-count="0" meta:object-count="0" meta:page-count="3" meta:paragraph-count="79" meta:word-count="698" meta:character-count="4643" meta:non-whitespace-character-count="4078"/>
    <meta:user-defined meta:name="Info 1"/>
    <meta:user-defined meta:name="Info 2"/>
    <meta:user-defined meta:name="Info 3"/>
    <meta:user-defined meta:name="Info 4"/>
  </office:meta>
</office:document-meta>
</file>